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d8b3" officeooo:paragraph-rsid="0004d8b3"/>
    </style:style>
    <style:style style:name="T1" style:family="text">
      <style:text-properties officeooo:rsid="0004d8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REGUNTAS HITOS.</text:span></text:p>
      <text:p text:style-name="Standard"/>
      <text:p text:style-name="P1">1. GITHUB.</text:p>
      <text:p text:style-name="P1"><text:a xlink:type="simple" xlink:href="https://github.com/MarcosPadilla74/TFG-PYME/blob/main/ENLACE%20VIDEO%20PROYECTO.txt" text:style-name="Internet_20_link" text:visited-style-name="Visited_20_Internet_20_Link">https://github.com/MarcosPadilla74/TFG-PYME/blob/main/ENLACE%20VIDEO%20PROYECTO.txt</text:a></text:p>
      <text:p text:style-name="P1"/>
      <text:p text:style-name="P1">2. De cara a avanzar en la finalización del proyecto, ¿qué harás de aquí a la siguiente tutoría?</text:p>
      <text:p text:style-name="P1"/>
      <text:p text:style-name="P1">Terminar el proyecto con el responsable de diseñador web, explicar todos los puntos explicativos, y de hacer los videos explicativos de cada uno de sus trabajos pertinentes. Y algún que otro detalle más.</text:p>
      <text:p text:style-name="P1"/>
      <text:p text:style-name="P1">3. ¿Ves algún impedimento que evite que logres el objetivo de la anterior pregunta?</text:p>
      <text:p text:style-name="P1"/>
      <text:p text:style-name="P1">No, de momento.</text:p>
      <text:p text:style-name="P1"/>
      <text:p text:style-name="P1">4. Si el impedimento de la anterior pregunta sólo depende de ti, no hay ninguna causa externa que bloquee tu avance. Haz autocrítica en relación a carencias en tu organización, metodología, actitud o conocimientos, ¿qué debes hacer de una manera diferente?</text:p>
      <text:p text:style-name="P1"/>
      <text:p text:style-name="P1">Lentitud a la hora de compartir la ova, procrastinación a la hora de los plazos, problemas e incopatibilidad a la hora de quedar en persona, falta de autosuficeincia de alguno/s de los miembr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9T21:20:52.980698200</meta:creation-date>
    <dc:date>2026-04-09T21:28:37.260655000</dc:date>
    <meta:editing-duration>PT7M54S</meta:editing-duration>
    <meta:editing-cycles>1</meta:editing-cycles>
    <meta:document-statistic meta:table-count="0" meta:image-count="0" meta:object-count="0" meta:page-count="1" meta:paragraph-count="9" meta:word-count="147" meta:character-count="956" meta:non-whitespace-character-count="818"/>
    <meta:generator>LibreOffice/25.8.5.2$Windows_X86_64 LibreOffice_project/9c8b85f387cc00a89945a79c9e6239f32e450ac2</meta:generator>
  </office:meta>
</office:document-meta>
</file>